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var fontStack-monospace" svg:font-family="'var fontStack-monospace', SFMono-Regular, Consolas, 'Liberation Mono', Menlo, Courier,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style:writing-mode="lr-tb"/>
      <style:text-properties fo:color="#000000" fo:font-weight="bold" fo:background-color="transparent" style:font-weight-asian="bold" style:font-weight-complex="bold"/>
    </style:style>
    <style:style style:name="P2" style:family="paragraph" style:parent-style-name="Preformatted_20_Text">
      <style:paragraph-properties style:writing-mode="lr-tb"/>
      <style:text-properties fo:color="#000000" fo:background-color="transparent"/>
    </style:style>
    <style:style style:name="P3" style:family="paragraph" style:parent-style-name="Preformatted_20_Text">
      <style:paragraph-properties style:writing-mode="lr-tb"/>
      <style:text-properties fo:color="#808080" fo:font-weight="normal" officeooo:rsid="003907b7" officeooo:paragraph-rsid="003907b7" fo:background-color="#ffff00" style:font-weight-asian="normal" style:font-weight-complex="normal"/>
    </style:style>
    <style:style style:name="P4" style:family="paragraph" style:parent-style-name="Standard">
      <style:paragraph-properties style:writing-mode="lr-tb"/>
    </style:style>
    <style:style style:name="P5" style:family="paragraph" style:parent-style-name="Standard">
      <style:paragraph-properties style:writing-mode="lr-tb"/>
      <style:text-properties fo:color="#808080"/>
    </style:style>
    <style:style style:name="P6" style:family="paragraph" style:parent-style-name="Standard">
      <style:paragraph-properties style:writing-mode="lr-tb"/>
      <style:text-properties fo:color="#808080" officeooo:paragraph-rsid="0014265d"/>
    </style:style>
    <style:style style:name="P7" style:family="paragraph" style:parent-style-name="Standard">
      <style:paragraph-properties style:writing-mode="lr-tb"/>
      <style:text-properties fo:color="#808080" fo:font-weight="bold" fo:background-color="#ffff00" style:font-weight-asian="bold" style:font-weight-complex="bold"/>
    </style:style>
    <style:style style:name="P8" style:family="paragraph" style:parent-style-name="Standard">
      <style:paragraph-properties style:writing-mode="lr-tb"/>
      <style:text-properties fo:color="#808080" fo:font-weight="bold" officeooo:paragraph-rsid="00358605" fo:background-color="#ffff00" style:font-weight-asian="bold" style:font-weight-complex="bold"/>
    </style:style>
    <style:style style:name="P9" style:family="paragraph" style:parent-style-name="Standard">
      <style:paragraph-properties style:writing-mode="lr-tb"/>
      <style:text-properties fo:color="#808080" fo:font-weight="bold" officeooo:rsid="003907b7" officeooo:paragraph-rsid="003907b7" fo:background-color="#ffff00" style:font-weight-asian="bold" style:font-weight-complex="bold"/>
    </style:style>
    <style:style style:name="P10" style:family="paragraph" style:parent-style-name="Standard">
      <style:paragraph-properties style:writing-mode="lr-tb"/>
      <style:text-properties fo:color="#808080" fo:font-weight="normal" officeooo:paragraph-rsid="00358605" fo:background-color="#ffff00" style:font-weight-asian="normal" style:font-weight-complex="normal"/>
    </style:style>
    <style:style style:name="P11" style:family="paragraph" style:parent-style-name="Standard">
      <style:paragraph-properties style:writing-mode="lr-tb"/>
      <style:text-properties fo:color="#808080" fo:font-weight="normal" officeooo:rsid="003907b7" officeooo:paragraph-rsid="003907b7" fo:background-color="#ffff00" style:font-weight-asian="normal" style:font-weight-complex="normal"/>
    </style:style>
    <style:style style:name="P12" style:family="paragraph" style:parent-style-name="Standard">
      <style:paragraph-properties style:writing-mode="lr-tb"/>
      <style:text-properties fo:color="#808080" fo:font-weight="normal" officeooo:rsid="003907b7" officeooo:paragraph-rsid="003b6e59" fo:background-color="#ffff00" style:font-weight-asian="normal" style:font-weight-complex="normal"/>
    </style:style>
    <style:style style:name="P13" style:family="paragraph" style:parent-style-name="Standard">
      <style:paragraph-properties style:writing-mode="lr-tb"/>
      <style:text-properties fo:color="#000000"/>
    </style:style>
    <style:style style:name="P14" style:family="paragraph" style:parent-style-name="Standard">
      <style:paragraph-properties style:writing-mode="lr-tb"/>
      <style:text-properties fo:color="#000000" fo:font-weight="bold" fo:background-color="#ffff00" style:font-weight-asian="bold" style:font-weight-complex="bold"/>
    </style:style>
    <style:style style:name="P15" style:family="paragraph" style:parent-style-name="Standard">
      <style:paragraph-properties style:writing-mode="lr-tb"/>
      <style:text-properties fo:color="#000000" fo:font-weight="bold" officeooo:rsid="004ed9cd" officeooo:paragraph-rsid="004ed9cd" fo:background-color="#ffff00" style:font-weight-asian="bold" style:font-weight-complex="bold"/>
    </style:style>
    <style:style style:name="P16" style:family="paragraph" style:parent-style-name="Standard">
      <style:paragraph-properties style:writing-mode="lr-tb"/>
      <style:text-properties fo:color="#000000" fo:font-weight="bold" fo:background-color="transparent" style:font-weight-asian="bold" style:font-weight-complex="bold"/>
    </style:style>
    <style:style style:name="P17" style:family="paragraph" style:parent-style-name="Standard">
      <style:paragraph-properties style:writing-mode="lr-tb"/>
      <style:text-properties fo:color="#000000" fo:font-weight="bold" officeooo:paragraph-rsid="0048b87e" fo:background-color="transparent" style:font-weight-asian="bold" style:font-weight-complex="bold"/>
    </style:style>
    <style:style style:name="P18" style:family="paragraph" style:parent-style-name="Standard">
      <style:paragraph-properties style:writing-mode="lr-tb"/>
      <style:text-properties fo:color="#000000" fo:font-weight="bold" officeooo:rsid="00214b3a" officeooo:paragraph-rsid="00214b3a" fo:background-color="transparent" style:font-weight-asian="bold" style:font-weight-complex="bold"/>
    </style:style>
    <style:style style:name="P19" style:family="paragraph" style:parent-style-name="Standard">
      <style:paragraph-properties style:writing-mode="lr-tb"/>
      <style:text-properties fo:color="#000000" fo:font-weight="bold" officeooo:paragraph-rsid="0048b87e" style:font-weight-asian="bold" style:font-weight-complex="bold"/>
    </style:style>
    <style:style style:name="P20" style:family="paragraph" style:parent-style-name="Standard">
      <style:paragraph-properties style:writing-mode="lr-tb"/>
      <style:text-properties fo:color="#000000" fo:font-weight="normal" fo:background-color="#ffff00" style:font-weight-asian="normal" style:font-weight-complex="normal"/>
    </style:style>
    <style:style style:name="P21" style:family="paragraph" style:parent-style-name="Standard">
      <style:paragraph-properties style:writing-mode="lr-tb"/>
      <style:text-properties fo:color="#000000" fo:font-weight="normal" fo:background-color="transparent" style:font-weight-asian="normal" style:font-weight-complex="normal"/>
    </style:style>
    <style:style style:name="P22" style:family="paragraph" style:parent-style-name="Standard">
      <style:paragraph-properties style:writing-mode="lr-tb"/>
      <style:text-properties fo:color="#000000" fo:font-weight="normal" officeooo:paragraph-rsid="001e369b" fo:background-color="transparent" style:font-weight-asian="normal" style:font-weight-complex="normal"/>
    </style:style>
    <style:style style:name="P23" style:family="paragraph" style:parent-style-name="Standard">
      <style:paragraph-properties style:writing-mode="lr-tb"/>
      <style:text-properties fo:color="#000000" fo:font-weight="normal" officeooo:rsid="00214b3a" officeooo:paragraph-rsid="00214b3a" fo:background-color="transparent" style:font-weight-asian="normal" style:font-weight-complex="normal"/>
    </style:style>
    <style:style style:name="P24" style:family="paragraph" style:parent-style-name="Standard">
      <style:paragraph-properties style:writing-mode="lr-tb"/>
      <style:text-properties fo:color="#000000" fo:font-weight="normal" officeooo:rsid="005094f5" officeooo:paragraph-rsid="005094f5" fo:background-color="transparent" style:font-weight-asian="normal" style:font-weight-complex="normal"/>
    </style:style>
    <style:style style:name="P25" style:family="paragraph" style:parent-style-name="Standard">
      <style:paragraph-properties style:writing-mode="lr-tb"/>
      <style:text-properties fo:color="#000000" style:font-name="monospace" fo:font-weight="bold" fo:background-color="transparent" style:font-weight-asian="bold" style:font-weight-complex="bold"/>
    </style:style>
    <style:style style:name="P26" style:family="paragraph" style:parent-style-name="Standard">
      <style:paragraph-properties style:writing-mode="lr-tb"/>
      <style:text-properties fo:color="#000000" fo:background-color="transparent"/>
    </style:style>
    <style:style style:name="P27" style:family="paragraph" style:parent-style-name="Standard">
      <style:paragraph-properties style:writing-mode="lr-tb"/>
      <style:text-properties fo:color="#000000" officeooo:rsid="004ed9cd" officeooo:paragraph-rsid="004ed9cd" fo:background-color="transparent"/>
    </style:style>
    <style:style style:name="P28" style:family="paragraph" style:parent-style-name="Standard">
      <style:paragraph-properties style:writing-mode="lr-tb"/>
      <style:text-properties fo:color="#000000" style:font-name="Liberation Sans" fo:font-size="10pt" fo:font-weight="bold" officeooo:paragraph-rsid="0042cdad" fo:background-color="#ffff00" style:font-size-asian="10pt" style:font-weight-asian="bold" style:font-size-complex="10pt" style:font-weight-complex="bold"/>
    </style:style>
    <style:style style:name="P29" style:family="paragraph" style:parent-style-name="Standard">
      <style:paragraph-properties style:writing-mode="lr-tb"/>
      <style:text-properties fo:color="#000000" style:font-name="Liberation Sans" fo:font-size="10pt" fo:font-weight="bold" officeooo:rsid="003907b7" fo:background-color="#ffff00" style:font-size-asian="10pt" style:font-weight-asian="bold" style:font-size-complex="10pt" style:font-weight-complex="bold"/>
    </style:style>
    <style:style style:name="P30" style:family="paragraph" style:parent-style-name="Standard">
      <style:paragraph-properties style:writing-mode="lr-tb"/>
      <style:text-properties fo:color="#000000" style:font-name="Liberation Sans" fo:font-size="10pt" fo:font-weight="bold" fo:background-color="transparent" style:font-size-asian="10pt" style:font-weight-asian="bold" style:font-size-complex="10pt" style:font-weight-complex="bold"/>
    </style:style>
    <style:style style:name="P31" style:family="paragraph" style:parent-style-name="Standard">
      <style:paragraph-properties style:writing-mode="lr-tb"/>
      <style:text-properties fo:color="#000000" fo:font-size="8pt" fo:font-weight="normal" fo:background-color="transparent" style:font-size-asian="8pt" style:font-weight-asian="normal" style:font-size-complex="8pt" style:font-weight-complex="normal"/>
    </style:style>
    <style:style style:name="P32" style:family="paragraph" style:parent-style-name="Standard">
      <style:paragraph-properties style:writing-mode="lr-tb"/>
      <style:text-properties fo:color="#999999"/>
    </style:style>
    <style:style style:name="P33" style:family="paragraph" style:parent-style-name="Standard">
      <style:paragraph-properties style:writing-mode="lr-tb"/>
      <style:text-properties fo:color="#999999" fo:font-weight="bold" style:font-weight-asian="bold" style:font-weight-complex="bold"/>
    </style:style>
    <style:style style:name="P34" style:family="paragraph" style:parent-style-name="Standard">
      <style:paragraph-properties style:writing-mode="lr-tb"/>
      <style:text-properties fo:color="#999999" fo:font-weight="bold" fo:background-color="transparent" style:font-weight-asian="bold" style:font-weight-complex="bold"/>
    </style:style>
    <style:style style:name="P35" style:family="paragraph" style:parent-style-name="Standard">
      <style:paragraph-properties style:writing-mode="lr-tb"/>
      <style:text-properties fo:color="#999999" fo:font-weight="normal" fo:background-color="transparent" style:font-weight-asian="normal" style:font-weight-complex="normal"/>
    </style:style>
    <style:style style:name="P36" style:family="paragraph" style:parent-style-name="Standard">
      <style:paragraph-properties style:writing-mode="lr-tb"/>
      <style:text-properties fo:color="#999999" fo:font-weight="normal" officeooo:rsid="001e369b" officeooo:paragraph-rsid="001e369b" fo:background-color="transparent" style:font-weight-asian="normal" style:font-weight-complex="normal"/>
    </style:style>
    <style:style style:name="P37" style:family="paragraph" style:parent-style-name="Standard">
      <style:paragraph-properties style:writing-mode="lr-tb"/>
      <style:text-properties fo:color="#999999" fo:font-weight="normal" officeooo:rsid="00214b3a" officeooo:paragraph-rsid="00214b3a" fo:background-color="transparent" style:font-weight-asian="normal" style:font-weight-complex="normal"/>
    </style:style>
    <style:style style:name="P38" style:family="paragraph" style:parent-style-name="Standard">
      <style:paragraph-properties style:writing-mode="lr-tb"/>
      <style:text-properties fo:color="#999999" fo:background-color="transparent"/>
    </style:style>
    <style:style style:name="P39" style:family="paragraph" style:parent-style-name="Standard">
      <style:paragraph-properties style:writing-mode="lr-tb"/>
      <style:text-properties fo:color="#999999" style:font-name="Liberation Sans" fo:font-size="10pt" fo:font-weight="normal" officeooo:rsid="003907b7" officeooo:paragraph-rsid="004744aa" fo:background-color="transparent" style:font-size-asian="10pt" style:font-weight-asian="normal" style:font-size-complex="10pt" style:font-weight-complex="normal"/>
    </style:style>
    <style:style style:name="P40" style:family="paragraph" style:parent-style-name="Standard">
      <style:paragraph-properties style:writing-mode="lr-tb"/>
      <style:text-properties fo:color="#999999" fo:font-size="10pt" fo:font-weight="bold" fo:background-color="transparent" style:font-size-asian="10pt" style:font-weight-asian="bold" style:font-size-complex="10pt" style:font-weight-complex="bold"/>
    </style:style>
    <style:style style:name="P41" style:family="paragraph" style:parent-style-name="Standard">
      <style:paragraph-properties style:writing-mode="lr-tb"/>
      <style:text-properties fo:color="#b2b2b2" fo:font-weight="normal" officeooo:rsid="00214b3a" officeooo:paragraph-rsid="00214b3a" fo:background-color="transparent" style:font-weight-asian="normal" style:font-weight-complex="normal"/>
    </style:style>
    <style:style style:name="P42" style:family="paragraph" style:parent-style-name="Standard">
      <style:paragraph-properties style:writing-mode="lr-tb"/>
      <style:text-properties fo:font-weight="bold" style:font-weight-asian="bold" style:font-weight-complex="bold"/>
    </style:style>
    <style:style style:name="P43" style:family="paragraph" style:parent-style-name="Standard">
      <style:paragraph-properties style:writing-mode="lr-tb"/>
      <style:text-properties fo:font-weight="bold" officeooo:paragraph-rsid="00408005" style:font-weight-asian="bold" style:font-weight-complex="bold"/>
    </style:style>
    <style:style style:name="P44" style:family="paragraph" style:parent-style-name="Standard">
      <style:paragraph-properties style:writing-mode="lr-tb"/>
      <style:text-properties fo:font-weight="bold" fo:background-color="transparent" style:font-weight-asian="bold" style:font-weight-complex="bold"/>
    </style:style>
    <style:style style:name="P45" style:family="paragraph" style:parent-style-name="Standard">
      <style:paragraph-properties style:writing-mode="lr-tb"/>
      <style:text-properties fo:font-variant="normal" fo:text-transform="none" fo:color="#000000" style:font-name="monospace" fo:font-size="8pt" fo:letter-spacing="normal" fo:font-style="normal" fo:font-weight="normal" officeooo:rsid="001b2acd" fo:background-color="transparent" style:font-size-asian="8pt" style:font-weight-asian="normal" style:font-size-complex="8pt" style:font-weight-complex="normal"/>
    </style:style>
    <style:style style:name="P46" style:family="paragraph" style:parent-style-name="Standard">
      <style:paragraph-properties style:writing-mode="lr-tb"/>
      <style:text-properties fo:font-variant="normal" fo:text-transform="none" fo:color="#1f2328" style:font-name="apple-system" fo:font-size="10.5pt" fo:letter-spacing="normal" fo:font-style="normal" fo:font-weight="bold" fo:background-color="#ffff00" style:font-weight-asian="bold" style:font-weight-complex="bold"/>
    </style:style>
    <style:style style:name="P47" style:family="paragraph" style:parent-style-name="Standard">
      <style:paragraph-properties style:writing-mode="lr-tb"/>
      <style:text-properties officeooo:paragraph-rsid="0048b87e"/>
    </style:style>
    <style:style style:name="T1" style:family="text">
      <style:text-properties style:font-name="monospace"/>
    </style:style>
    <style:style style:name="T2" style:family="text">
      <style:text-properties style:font-name="monospace" officeooo:rsid="0013465f"/>
    </style:style>
    <style:style style:name="T3" style:family="text">
      <style:text-properties style:font-name="monospace" officeooo:rsid="00150448"/>
    </style:style>
    <style:style style:name="T4" style:family="text">
      <style:text-properties style:font-name="monospace" officeooo:rsid="00183e6a"/>
    </style:style>
    <style:style style:name="T5" style:family="text">
      <style:text-properties style:font-name="monospace" officeooo:rsid="001a057b"/>
    </style:style>
    <style:style style:name="T6" style:family="text">
      <style:text-properties style:font-name="monospace" officeooo:rsid="001b2acd"/>
    </style:style>
    <style:style style:name="T7" style:family="text">
      <style:text-properties style:font-name="monospace" fo:font-weight="bold" officeooo:rsid="00150448" style:font-weight-asian="bold" style:font-weight-complex="bold"/>
    </style:style>
    <style:style style:name="T8" style:family="text">
      <style:text-properties style:font-name="monospace" officeooo:rsid="001b850f"/>
    </style:style>
    <style:style style:name="T9" style:family="text">
      <style:text-properties style:font-name="monospace" officeooo:rsid="001f0551"/>
    </style:style>
    <style:style style:name="T10" style:family="text">
      <style:text-properties style:font-name="monospace" officeooo:rsid="002042a3"/>
    </style:style>
    <style:style style:name="T11" style:family="text">
      <style:text-properties style:font-name="monospace" officeooo:rsid="002260cf"/>
    </style:style>
    <style:style style:name="T12" style:family="text">
      <style:text-properties style:font-name="monospace" fo:font-weight="normal" officeooo:rsid="001b2acd" style:font-weight-asian="normal" style:font-weight-complex="normal"/>
    </style:style>
    <style:style style:name="T13" style:family="text">
      <style:text-properties style:font-name="monospace" officeooo:rsid="00272813"/>
    </style:style>
    <style:style style:name="T14" style:family="text">
      <style:text-properties style:font-name="monospace" officeooo:rsid="002b3583"/>
    </style:style>
    <style:style style:name="T15" style:family="text">
      <style:text-properties style:font-name="monospace" officeooo:rsid="001b2acd" fo:background-color="transparent" loext:char-shading-value="0"/>
    </style:style>
    <style:style style:name="T16" style:family="text">
      <style:text-properties style:font-name="monospace" officeooo:rsid="0037c452"/>
    </style:style>
    <style:style style:name="T17" style:family="text">
      <style:text-properties style:font-name="monospace" officeooo:rsid="0042cdad"/>
    </style:style>
    <style:style style:name="T18" style:family="text">
      <style:text-properties style:font-name="monospace" officeooo:rsid="004b1bca"/>
    </style:style>
    <style:style style:name="T19" style:family="text">
      <style:text-properties style:font-name="monospace" officeooo:rsid="004c5d9a"/>
    </style:style>
    <style:style style:name="T20" style:family="text">
      <style:text-properties fo:color="#808080" style:font-name="monospace" officeooo:rsid="0013465f"/>
    </style:style>
    <style:style style:name="T21" style:family="text">
      <style:text-properties officeooo:rsid="001b2acd"/>
    </style:style>
    <style:style style:name="T22" style:family="text">
      <style:text-properties fo:color="#999999" style:font-name="monospace" officeooo:rsid="001b2acd"/>
    </style:style>
    <style:style style:name="T23" style:family="text">
      <style:text-properties fo:color="#999999" style:font-name="monospace" officeooo:rsid="002faf35" fo:background-color="transparent" loext:char-shading-value="0"/>
    </style:style>
    <style:style style:name="T24" style:family="text">
      <style:text-properties fo:color="#999999" style:font-name="Liberation Sans" fo:font-size="10pt" fo:font-weight="normal" officeooo:rsid="003907b7" fo:background-color="transparent" loext:char-shading-value="0" style:font-size-asian="10pt" style:font-weight-asian="normal" style:font-size-complex="10pt" style:font-weight-complex="normal"/>
    </style:style>
    <style:style style:name="T25" style:family="text">
      <style:text-properties fo:color="#000000" style:font-name="monospace" officeooo:rsid="001b2acd"/>
    </style:style>
    <style:style style:name="T26" style:family="text">
      <style:text-properties fo:color="#000000" style:font-name="monospace" fo:font-weight="normal" officeooo:rsid="00408005" fo:background-color="transparent" loext:char-shading-value="0" style:font-weight-asian="normal" style:font-weight-complex="normal"/>
    </style:style>
    <style:style style:name="T27" style:family="text">
      <style:text-properties fo:color="#000000" style:font-name="monospace" fo:background-color="transparent" loext:char-shading-value="0"/>
    </style:style>
    <style:style style:name="T28" style:family="text">
      <style:text-properties fo:color="#000000" style:font-name="monospace" officeooo:rsid="001b2acd" fo:background-color="transparent" loext:char-shading-value="0"/>
    </style:style>
    <style:style style:name="T29" style:family="text">
      <style:text-properties fo:color="#000000" style:font-name="monospace" officeooo:rsid="001b2acd" fo:background-color="transparent" loext:char-shading-value="0"/>
    </style:style>
    <style:style style:name="T30" style:family="text">
      <style:text-properties fo:color="#000000" style:font-name="monospace" officeooo:rsid="002b44f2" fo:background-color="transparent" loext:char-shading-value="0"/>
    </style:style>
    <style:style style:name="T31" style:family="text">
      <style:text-properties fo:color="#000000" style:font-name="monospace" officeooo:rsid="002c8c80" fo:background-color="transparent" loext:char-shading-value="0"/>
    </style:style>
    <style:style style:name="T32" style:family="text">
      <style:text-properties fo:color="#000000" style:font-name="monospace" officeooo:rsid="002faf35" fo:background-color="transparent" loext:char-shading-value="0"/>
    </style:style>
    <style:style style:name="T33" style:family="text">
      <style:text-properties fo:color="#000000" style:font-name="monospace" officeooo:rsid="00358605" fo:background-color="transparent" loext:char-shading-value="0"/>
    </style:style>
    <style:style style:name="T34" style:family="text">
      <style:text-properties fo:color="#000000" style:font-name="monospace" officeooo:rsid="003a5de3" fo:background-color="transparent" loext:char-shading-value="0"/>
    </style:style>
    <style:style style:name="T35" style:family="text">
      <style:text-properties fo:color="#000000" style:font-name="monospace" officeooo:rsid="003ea5f7" fo:background-color="transparent" loext:char-shading-value="0"/>
    </style:style>
    <style:style style:name="T36" style:family="text">
      <style:text-properties fo:color="#000000" style:font-name="monospace" officeooo:rsid="003907b7" fo:background-color="transparent" loext:char-shading-value="0"/>
    </style:style>
    <style:style style:name="T37" style:family="text">
      <style:text-properties fo:color="#000000" style:font-name="monospace" officeooo:rsid="002b44f2"/>
    </style:style>
    <style:style style:name="T38" style:family="text">
      <style:text-properties fo:color="#000000" style:font-name="monospace" fo:font-weight="bold" officeooo:rsid="001b2acd" fo:background-color="transparent" loext:char-shading-value="0" style:font-weight-asian="bold" style:font-weight-complex="bold"/>
    </style:style>
    <style:style style:name="T39" style:family="text">
      <style:text-properties fo:color="#000000" style:font-name="monospace" fo:font-weight="bold" officeooo:rsid="002c8c80" fo:background-color="transparent" loext:char-shading-value="0" style:font-weight-asian="bold" style:font-weight-complex="bold"/>
    </style:style>
    <style:style style:name="T40" style:family="text">
      <style:text-properties fo:color="#000000" style:font-name="Liberation Sans" fo:font-size="10pt" fo:font-weight="normal" officeooo:rsid="003907b7" fo:background-color="transparent" loext:char-shading-value="0" style:font-size-asian="10pt" style:font-weight-asian="normal" style:font-size-complex="10pt" style:font-weight-complex="normal"/>
    </style:style>
    <style:style style:name="T41" style:family="text">
      <style:text-properties fo:font-variant="normal" fo:text-transform="none" fo:color="#333333" style:font-name="Menlo" fo:font-size="9.75pt" fo:letter-spacing="normal" fo:font-style="normal" fo:font-weight="normal" officeooo:rsid="001b2acd" loext:padding="0in" loext:border="none"/>
    </style:style>
    <style:style style:name="T42" style:family="text">
      <style:text-properties fo:font-variant="normal" fo:text-transform="none" fo:color="#333333" style:font-name="Menlo" fo:font-size="9.75pt" fo:letter-spacing="normal" fo:font-style="normal" fo:background-color="transparent" loext:char-shading-value="0" style:font-size-asian="10pt" style:font-size-complex="10pt" loext:padding="0in" loext:border="none"/>
    </style:style>
    <style:style style:name="T43" style:family="text">
      <style:text-properties fo:font-variant="normal" fo:text-transform="none" fo:color="#333333" style:font-name="Menlo" fo:font-size="9.75pt" fo:letter-spacing="normal" fo:font-style="normal" officeooo:rsid="001b2acd" loext:padding="0in" loext:border="none"/>
    </style:style>
    <style:style style:name="T44" style:family="text">
      <style:text-properties fo:font-variant="normal" fo:text-transform="none" fo:color="#333333" style:font-name="Menlo" fo:font-size="9.75pt" fo:letter-spacing="normal" fo:font-style="normal" officeooo:rsid="004c90f3" loext:padding="0in" loext:border="none"/>
    </style:style>
    <style:style style:name="T45" style:family="text">
      <style:text-properties fo:font-variant="normal" fo:text-transform="none" fo:color="#333333" style:font-name="Menlo" fo:font-size="9.75pt" fo:letter-spacing="normal" fo:font-style="normal" fo:font-weight="bold" officeooo:rsid="001b2acd" style:font-weight-asian="bold" style:font-weight-complex="bold" loext:padding="0in" loext:border="none"/>
    </style:style>
    <style:style style:name="T46" style:family="text">
      <style:text-properties fo:font-variant="normal" fo:text-transform="none" fo:color="#333333" style:font-name="Liberation Sans" fo:font-size="10pt" fo:letter-spacing="normal" fo:font-style="normal" fo:background-color="transparent" loext:char-shading-value="0" style:font-size-asian="10pt" style:font-size-complex="10pt" loext:padding="0in" loext:border="none"/>
    </style:style>
    <style:style style:name="T47" style:family="text">
      <style:text-properties fo:font-variant="normal" fo:text-transform="none" fo:color="#333333" style:font-name="Liberation Sans" fo:font-size="10pt" fo:letter-spacing="normal" fo:font-style="normal" officeooo:rsid="001b2acd" style:font-size-asian="10pt" style:font-size-complex="10pt" loext:padding="0in" loext:border="none"/>
    </style:style>
    <style:style style:name="T48" style:family="text">
      <style:text-properties fo:font-variant="normal" fo:text-transform="none" style:text-line-through-style="none" style:text-line-through-type="none" style:font-name="Liberation Sans" fo:font-size="10pt" fo:letter-spacing="normal" fo:font-style="normal" style:text-underline-style="none" officeooo:rsid="003907b7" style:text-blinking="false" fo:background-color="transparent" loext:char-shading-value="0" style:font-size-asian="10pt" style:font-size-complex="10pt" loext:padding="0in" loext:border="none"/>
    </style:style>
    <style:style style:name="T49" style:family="text">
      <style:text-properties fo:font-variant="normal" fo:text-transform="none" fo:color="#999999" style:text-line-through-style="none" style:text-line-through-type="none" style:font-name="Liberation Sans" fo:font-size="10pt" fo:letter-spacing="normal" fo:font-style="normal" style:text-underline-style="none" fo:font-weight="normal" officeooo:rsid="003907b7" style:text-blinking="false" fo:background-color="transparent" loext:char-shading-value="0" style:font-size-asian="10pt" style:font-weight-asian="normal" style:font-size-complex="10pt" style:font-weight-complex="normal" loext:padding="0in" loext:border="none"/>
    </style:style>
    <style:style style:name="T50" style:family="text">
      <style:text-properties fo:font-variant="normal" fo:text-transform="none" fo:color="#999999" style:text-line-through-style="none" style:text-line-through-type="none" style:font-name="Liberation Sans" fo:font-size="10pt" fo:letter-spacing="normal" fo:font-style="normal" style:text-underline-style="none" officeooo:rsid="003907b7" style:text-blinking="false" fo:background-color="transparent" loext:char-shading-value="0" style:font-size-asian="10pt" style:font-size-complex="10pt" loext:padding="0in" loext:border="none"/>
    </style:style>
    <style:style style:name="T51" style:family="text">
      <style:text-properties fo:font-variant="normal" fo:text-transform="none" style:font-name="var ff-mono" fo:font-style="normal" fo:font-weight="normal" officeooo:rsid="001b2acd" loext:padding="0in" loext:border="none"/>
    </style:style>
    <style:style style:name="T52" style:family="text">
      <style:text-properties fo:font-variant="normal" fo:text-transform="none" style:font-name="var ff-mono" fo:font-style="normal" officeooo:rsid="001b2acd" loext:padding="0in" loext:border="none"/>
    </style:style>
    <style:style style:name="T53" style:family="text">
      <style:text-properties fo:font-variant="normal" fo:text-transform="none" style:font-name="var ff-mono" fo:font-style="normal" officeooo:rsid="001b2acd" fo:background-color="#ffff00" loext:char-shading-value="0" loext:padding="0in" loext:border="none"/>
    </style:style>
    <style:style style:name="T54" style:family="text">
      <style:text-properties fo:font-variant="normal" fo:text-transform="none" style:font-name="Menlo" fo:font-size="9.75pt" fo:letter-spacing="normal" fo:font-style="normal" fo:font-weight="bold" officeooo:rsid="001b2acd" style:font-weight-asian="bold" style:font-weight-complex="bold" loext:padding="0in" loext:border="none"/>
    </style:style>
    <style:style style:name="T55" style:family="text">
      <style:text-properties fo:font-variant="normal" fo:text-transform="none" style:font-name="Menlo" fo:letter-spacing="normal" fo:font-style="normal" fo:font-weight="bold" officeooo:rsid="001b2acd" style:font-weight-asian="bold" style:font-weight-complex="bold" loext:padding="0in" loext:border="none"/>
    </style:style>
    <style:style style:name="T56" style:family="text">
      <style:text-properties fo:font-variant="normal" fo:text-transform="none" style:font-name="Menlo" fo:font-size="10pt" fo:letter-spacing="normal" fo:font-style="normal" fo:font-weight="bold" officeooo:rsid="001b2acd" style:font-size-asian="10pt" style:font-weight-asian="bold" style:font-size-complex="10pt" style:font-weight-complex="bold" loext:padding="0in" loext:border="none"/>
    </style:style>
    <style:style style:name="T57" style:family="text">
      <style:text-properties fo:font-variant="normal" fo:text-transform="none" style:font-name="Menlo" fo:font-size="10pt" fo:letter-spacing="normal" fo:font-style="normal" fo:font-weight="bold" officeooo:rsid="001b2acd" fo:background-color="#ffff00" loext:char-shading-value="0" style:font-size-asian="10pt" style:font-weight-asian="bold" style:font-size-complex="10pt" style:font-weight-complex="bold" loext:padding="0in" loext:border="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a xlink:type="simple" xlink:href="https://github.com/orgs/PacktPublishing/repositories?type=all" text:style-name="Internet_20_link" text:visited-style-name="Visited_20_Internet_20_Link"><text:span text:style-name="T1">https://github.com/orgs/PacktPublishing/repositories?type=all</text:span></text:a><text:span text:style-name="T1"> <text:s text:c="3"/></text:span><text:span text:style-name="T4">Все </text:span><text:span text:style-name="T16">исходники</text:span><text:span text:style-name="T4"> <text:s/>Pa</text:span><text:span text:style-name="T5">c</text:span><text:span text:style-name="T4">kt</text:span></text:p>
      <text:p text:style-name="P4"><text:span text:style-name="T1"/></text:p>
      <text:p text:style-name="P4"><text:span text:style-name="T1"/></text:p>
      <text:p text:style-name="P4"><text:span text:style-name="T1">tail</text:span> <text:span text:style-name="T1">-f</text:span> <text:span text:style-name="T1">/var/log/kern.log <text:s text:c="7"/></text:span><text:span text:style-name="T20">сообщения ядра</text:span></text:p>
      <text:p text:style-name="P4"><text:span text:style-name="T2"/></text:p>
      <text:p text:style-name="P4"><text:span text:style-name="T2"># iptables --table nat --append POSTROUTING --out-interface eth1 -j MASQUERADE</text:span></text:p>
      <text:p text:style-name="P4"><text:span text:style-name="T2"># iptables --append FORWARD --in-interface eth4 -j ACCEPT</text:span></text:p>
      <text:p text:style-name="P4"><text:span text:style-name="T2"># echo 1 &gt;&gt; /proc/sys/net/ipv4/ip_forward</text:span></text:p>
      <text:p text:style-name="P5"><text:span text:style-name="T2"/></text:p>
      <text:p text:style-name="P6"><text:span text:style-name="T2">Then, for instance, on the BeagleBone Black I should set the gateway through the USB cable using the</text:span></text:p>
      <text:p text:style-name="P6"><text:span text:style-name="T2">following command:</text:span></text:p>
      <text:p text:style-name="P4"><text:span text:style-name="T2">root@bbb:~# route add default gw 192.168.7.1</text:span></text:p>
      <text:p text:style-name="P5"><text:span text:style-name="T2"><text:s/></text:span><text:span text:style-name="T3">(</text:span><text:span text:style-name="T2">eth1 device is the preferred Internet connection on my host system, while the eth4 device is the BeagleBone Black's device as viewed on my system </text:span><text:span text:style-name="T3">)</text:span></text:p>
      <text:p text:style-name="P13"><text:span text:style-name="T3"/></text:p>
      <text:p text:style-name="P13"><text:span text:style-name="T7">apt-cache search gcc-[0-9.]*-arm</text:span><text:span text:style-name="T3"> <text:s text:c="3"/></text:span><text:span text:style-name="T22">показывает все компиляторы в репозитории</text:span></text:p>
      <text:p text:style-name="P32"><text:span text:style-name="T6">gcc-9-arm-linux-gnueabihf - GNU C compiler (cross compiler for armhf architecture)</text:span></text:p>
      <text:p text:style-name="P32"><text:span text:style-name="T6">gcc-9-arm-linux-gnueabihf-base - GCC, the GNU Compiler Collection (base package)</text:span></text:p>
      <text:p text:style-name="P32"><text:span text:style-name="T6">gcc-10-arm-linux-gnueabi - GNU C compiler (cross compiler for armel architecture)</text:span></text:p>
      <text:p text:style-name="P32"><text:span text:style-name="T6">gcc-10-arm-linux-gnueabi-base - GCC, the GNU Compiler Collection (base package)</text:span></text:p>
      <text:p text:style-name="P32"><text:span text:style-name="T6">gcc-10-arm-linux-gnueabihf - GNU C compiler (cross compiler for armhf architecture)</text:span></text:p>
      <text:p text:style-name="P32"><text:span text:style-name="T6">gcc-10-arm-linux-gnueabihf-base - GCC, the GNU Compiler Collection (base package)</text:span></text:p>
      <text:p text:style-name="P32"><text:span text:style-name="T6">gcc-8-arm-linux-gnueabi - GNU C compiler (cross compiler for armel architecture)</text:span></text:p>
      <text:p text:style-name="P32"><text:span text:style-name="T6">gcc-8-arm-linux-gnueabi-base - GCC, the GNU Compiler Collection (base package)</text:span></text:p>
      <text:p text:style-name="P32"><text:span text:style-name="T6">gcc-8-arm-linux-gnueabihf - GNU C compiler (cross compiler for armhf architecture)</text:span></text:p>
      <text:p text:style-name="P32"><text:span text:style-name="T6">gcc-8-arm-linux-gnueabihf-base - GCC, the GNU Compiler Collection (base package)</text:span></text:p>
      <text:p text:style-name="P32"><text:span text:style-name="T6">gcc-9-arm-linux-gnueabi - GNU C compiler (cross compiler for armel architecture)</text:span></text:p>
      <text:p text:style-name="P32"><text:span text:style-name="T6">gcc-9-arm-linux-gnueabi-base - GCC, the GNU Compiler Collection (base package)</text:span></text:p>
      <text:p text:style-name="P32"><text:span text:style-name="T6"/></text:p>
      <text:p text:style-name="P14"><text:span text:style-name="T6">( http://www.linaro.org/</text:span></text:p>
      <text:p text:style-name="P14"><text:a xlink:type="simple" xlink:href="https://releases.linaro.org/components/toolchain/binaries/" text:style-name="Internet_20_link" text:visited-style-name="Visited_20_Internet_20_Link"><text:span text:style-name="T6">https://releases.linaro.org/components/toolchain/binaries/</text:span></text:a><text:span text:style-name="T6"> <text:s text:c="5"/></text:span><text:span text:style-name="T8">Перечень всех тулчейнов <text:s/></text:span><text:span text:style-name="T11">до <text:s/>версии 7 </text:span></text:p>
      <text:p text:style-name="P14"><text:span text:style-name="T25"/></text:p>
      <text:p text:style-name="P14"><text:span text:style-name="T25"/></text:p>
      <text:p text:style-name="P21"><text:span text:style-name="T6">wget -c </text:span><text:a xlink:type="simple" xlink:href="https://releases.linaro.org/components/toolchain/binaries/5.3-2016.02/arm-linux-gnueabihf/gcc-linaro-5.3-2016.02-x86_64_arm-linux-gnueabihf.tar.xz" text:style-name="Internet_20_link" text:visited-style-name="Visited_20_Internet_20_Link"><text:span text:style-name="T6">https://releases.linaro.org/components/toolchain/binaries/5.3-2016.02/arm-linux-gnueabihf/gcc-linaro-5.3-2016.02-x86_64_arm-linux-gnueabihf.tar.xz</text:span></text:a></text:p>
      <text:p text:style-name="P21"><text:span text:style-name="T6"/></text:p>
      <text:p text:style-name="P21"><text:span text:style-name="T6">tar xf gcc-linaro-5.3-2016.02-x86_64_arm-linux-gnueabihf.tar.xz</text:span></text:p>
      <text:p text:style-name="P20"><text:span text:style-name="T25"/></text:p>
      <text:p text:style-name="P21"><text:span text:style-name="T6">You can put your new toolchain whenever you wish inside the host's filesystem. We put it in the</text:span></text:p>
      <text:p text:style-name="P21"><text:span text:style-name="T6">/opt/linaro directory.</text:span></text:p>
      <text:p text:style-name="P21"><text:span text:style-name="T6"/></text:p>
      <text:p text:style-name="P35"><text:span text:style-name="T6">Then, we have to set up our environment in order to be able to execute the cross-compiler and other</text:span></text:p>
      <text:p text:style-name="P35"><text:span text:style-name="T6">components:</text:span></text:p>
      <text:p text:style-name="P20"><text:span text:style-name="T6">$ export PATH=/opt/</text:span><text:span text:style-name="T10">L</text:span><text:span text:style-name="T6">inaro/gcc-linaro-5.3-2016.02-x86_64_arm-linux-gnueabihf/bin/:$PATH</text:span></text:p>
      <text:p text:style-name="P14"><text:span text:style-name="T25"/></text:p>
      <text:p text:style-name="P36"><text:span text:style-name="T6">в </text:span><text:span text:style-name="T1">~/bashrc добавил:</text:span></text:p>
      <text:p text:style-name="P22"><text:span text:style-name="T6">export PATH=$PATH:/opt/</text:span><text:span text:style-name="T9">L</text:span><text:span text:style-name="T6">inaro/gcc-linaro-5.3-2016.02-x86_64_arm-linux-gnueabihf/bin/</text:span></text:p>
      <text:p text:style-name="P22"><text:span text:style-name="T6"/></text:p>
      <text:p text:style-name="P37"><text:span text:style-name="T6">П</text:span><text:span text:style-name="T1">роверяем:</text:span></text:p>
      <text:p text:style-name="P23"><text:span text:style-name="T1">arm-linux-gnueabihf-gcc –version</text:span></text:p>
      <text:p text:style-name="P41"><text:span text:style-name="T1">arm-linux-gnueabihf-gcc (Linaro GCC 5.3-2016.02) 5.3.1 20160113</text:span></text:p>
      <text:p text:style-name="P41"><text:span text:style-name="T1">Copyright (C) 2015 Free Software Foundation, Inc.</text:span></text:p>
      <text:p text:style-name="P41"><text:span text:style-name="T1">This is free software; see the source for copying conditions. <text:s/>There is NO</text:span></text:p>
      <text:p text:style-name="P41"><text:span text:style-name="T1">warranty; not even for MERCHANTABILITY or FITNESS FOR A PARTICULAR PURPOSE.</text:span></text:p>
      <text:p text:style-name="P41"><text:span text:style-name="T1"/></text:p>
      <text:p text:style-name="P18"><text:span text:style-name="T1">minicom -o -D /dev/ttyUSB0</text:span></text:p>
      <text:p text:style-name="P21"><text:span text:style-name="T6">ls -l /dev/ttyUSB0</text:span></text:p>
      <text:p text:style-name="P21"><text:span text:style-name="T12"/></text:p>
      <text:p text:style-name="P21"><text:span text:style-name="T6">U-Boot (with MLO)</text:span></text:p>
      <text:p text:style-name="P21"><text:span text:style-name="T6"/></text:p>
      <text:p text:style-name="P14"><text:span text:style-name="T6">git clone </text:span><text:a xlink:type="simple" xlink:href="https://github.com/u-boot/u-boot" text:style-name="Internet_20_link" text:visited-style-name="Visited_20_Internet_20_Link"><text:span text:style-name="T6">https://github.com/u-boot/u-boot</text:span></text:a></text:p>
      <text:p text:style-name="P20"><text:span text:style-name="T6"/></text:p>
      <text:p text:style-name="P14"><text:span text:style-name="T6">$ cd u-boot</text:span></text:p>
      <text:p text:style-name="P14"><text:span text:style-name="T6">$ git checkout v2016.03 -b v2016.03 <text:s text:c="3"/></text:span><text:span text:style-name="T13">(Потребовалось вручную по тегу переключать)</text:span></text:p>
      <text:p text:style-name="P14"><text:span text:style-name="T6"/></text:p>
      <text:p text:style-name="P14"><text:span text:style-name="T6">wget -c https://rcn-ee.com/repos/git/u-boot-patches/v2016.03/0001-am335x_evm-uEnv.txt-bootz-n-fixes.patch</text:span></text:p>
      <text:p text:style-name="P14"><text:span text:style-name="T6">patch -p1 &lt; 0001-am335x_evm-uEnv.txt-bootz-n-fixes.patch</text:span></text:p>
      <text:p text:style-name="P21"><text:span text:style-name="T6"/></text:p>
      <text:p text:style-name="P35"><text:span text:style-name="T6">patching file board/ti/am335x/board.c</text:span></text:p>
      <text:p text:style-name="P35"><text:span text:style-name="T6">patching file board/ti/am335x/board.h</text:span></text:p>
      <text:p text:style-name="P35"><text:span text:style-name="T6">patching file board/ti/am335x/mux.c</text:span></text:p>
      <text:p text:style-name="P35"><text:span text:style-name="T6">patching file common/spl/spl.c</text:span></text:p>
      <text:p text:style-name="P35"><text:span text:style-name="T6">patching file configs/am335x_evm_defconfig</text:span></text:p>
      <text:p text:style-name="P35"><text:span text:style-name="T6">patching file include/configs/am335x_evm.h</text:span></text:p>
      <text:p text:style-name="P35"><text:span text:style-name="T6">patching file include/configs/ti_armv7_common.h</text:span></text:p>
      <text:p text:style-name="P21"><text:span text:style-name="T6"/></text:p>
      <text:p text:style-name="P21"><text:span text:style-name="T6">Now, we're ready to compile. Let's do it with the following commands:</text:span></text:p>
      <text:p text:style-name="P16"><text:span text:style-name="T6">$ make ARCH=arm CROSS_COMPILE=arm-linux-gnueabihf- am335x_evm_defconfig</text:span></text:p>
      <text:p text:style-name="P35"><text:span text:style-name="T6"><text:s text:c="2"/>HOSTCC <text:s/>scripts/basic/fixdep</text:span></text:p>
      <text:p text:style-name="P35"><text:span text:style-name="T6"><text:s text:c="2"/>HOSTCC <text:s/>scripts/kconfig/conf.o</text:span></text:p>
      <text:p text:style-name="P35"><text:span text:style-name="T6"><text:s text:c="2"/>SHIPPED scripts/kconfig/zconf.tab.c</text:span></text:p>
      <text:p text:style-name="P35"><text:span text:style-name="T6"><text:s text:c="2"/>SHIPPED scripts/kconfig/zconf.lex.c</text:span></text:p>
      <text:p text:style-name="P35"><text:span text:style-name="T6"><text:s text:c="2"/>SHIPPED scripts/kconfig/zconf.hash.c</text:span></text:p>
      <text:p text:style-name="P35"><text:span text:style-name="T6"><text:s text:c="2"/>HOSTCC <text:s/>scripts/kconfig/zconf.tab.o</text:span></text:p>
      <text:p text:style-name="P35"><text:span text:style-name="T6"><text:s text:c="2"/>HOSTLD <text:s/>scripts/kconfig/conf</text:span></text:p>
      <text:p text:style-name="P35"><text:span text:style-name="T6">#</text:span></text:p>
      <text:p text:style-name="P35"><text:span text:style-name="T6"># configuration written to .config</text:span></text:p>
      <text:p text:style-name="P35"><text:span text:style-name="T6">#</text:span></text:p>
      <text:p text:style-name="P21"><text:span text:style-name="T6"/></text:p>
      <text:p text:style-name="P16"><text:span text:style-name="T6">$ make ARCH=arm CROSS_COMPILE=arm-linux-gnueabihf-</text:span></text:p>
      <text:p text:style-name="P35"><text:span text:style-name="T6">Now, it's time to install the bootloader into the microSD</text:span></text:p>
      <text:p text:style-name="P25"><text:span text:style-name="T21">lsblk</text:span></text:p>
      <text:p text:style-name="P21"><text:span text:style-name="T6"/></text:p>
      <text:p text:style-name="P16"><text:span text:style-name="T6">sudo dd if=/dev/zero of=/dev/sd</text:span><text:span text:style-name="T14">b</text:span><text:span text:style-name="T6"> bs=1M count=10</text:span></text:p>
      <text:p text:style-name="P34"><text:span text:style-name="T6">This is a very important step!</text:span></text:p>
      <text:p text:style-name="P42"><text:span text:style-name="T29">sudo dd if=MLO of=/dev/sd</text:span><text:span text:style-name="T30">b</text:span><text:span text:style-name="T29"> count=1 seek=1 bs=128k</text:span></text:p>
      <text:p text:style-name="P44"><text:span text:style-name="T25">sudo dd if=u-boot.img of=/dev/sd</text:span><text:span text:style-name="T37">b</text:span><text:span text:style-name="T25"> count=2 seek=1 bs=384k</text:span></text:p>
      <text:p text:style-name="P38"><text:span text:style-name="T12">Now, we can prepare the needed partition for the root filesystem, which will be installed in the</text:span></text:p>
      <text:p text:style-name="P38"><text:span text:style-name="T12">upcoming sections</text:span></text:p>
      <text:p text:style-name="P42"><text:span text:style-name="T29">echo '1M,,L,*' | sudo sfdisk /dev/sd</text:span><text:span text:style-name="T31">b</text:span></text:p>
      <text:p text:style-name="P42"><text:span text:style-name="T29">sudo mkfs.ext4 -L rootfs /dev/sd</text:span><text:span text:style-name="T31">b</text:span><text:span text:style-name="T29">1</text:span></text:p>
      <text:p text:style-name="P42"><text:span text:style-name="T29"/></text:p>
      <text:p text:style-name="P42"><text:span text:style-name="T29">$ sudo mkdir /media/rootfs</text:span></text:p>
      <text:p text:style-name="P4"><text:span text:style-name="T38">$ sudo mount /dev/sd</text:span><text:span text:style-name="T39">b</text:span><text:span text:style-name="T38">1 /media/rootfs/</text:span></text:p>
      <text:p text:style-name="P42"><text:span text:style-name="T29">$ sudo mkdir -p /media/rootfs/opt/backup/uboot/</text:span></text:p>
      <text:p text:style-name="P42"><text:span text:style-name="T29">$ sudo cp MLO /media/rootfs/opt/backup/uboot/</text:span></text:p>
      <text:p text:style-name="P42"><text:span text:style-name="T29">$ sudo cp u-boot.img /media/rootfs/opt/backup/uboot/</text:span></text:p>
      <text:p text:style-name="P42"><text:span text:style-name="T29"/></text:p>
      <text:p text:style-name="P33"><text:span text:style-name="T15">Now, we have just to add U-Boot's environment commands to properly load the kernel. We have to</text:span></text:p>
      <text:p text:style-name="P33"><text:span text:style-name="T15">put all commands into a file called uEnv.txt in rootfs as follows:</text:span></text:p>
      <text:p text:style-name="P42"><text:span text:style-name="T29"/></text:p>
      <text:p text:style-name="P42"><text:span text:style-name="T29">$ sudo mkdir /media/rootfs/boot/</text:span></text:p>
      <text:p text:style-name="P4"><text:span text:style-name="T38">$ sudo cp ../uEnv.txt /media/rootfs/boot/ </text:span><text:span text:style-name="T29"><text:s text:c="3"/></text:span><text:span text:style-name="T23">(файл изначально <text:s/>в GNU-Linux-Rapid-Embedded-Programming-master/Chapter01 </text:span><text:span text:style-name="T32">)</text:span></text:p>
      <text:p text:style-name="P42"><text:span text:style-name="T29"/></text:p>
      <text:p text:style-name="P7"><text:span text:style-name="T6">Now, it's time to compile the kernel.</text:span></text:p>
      <text:p text:style-name="P8"><text:span text:style-name="T28">П</text:span><text:span text:style-name="T33">о книге непонятно – пробую ядро собрать по другим источникам</text:span></text:p>
      <text:p text:style-name="P10"><text:a xlink:type="simple" xlink:href="https://embedjournal.com/kernel-compilation-beaglebone-black/" text:style-name="Internet_20_link" text:visited-style-name="Visited_20_Internet_20_Link"><text:span text:style-name="T33">https://embedjournal.com/kernel-compilation-beaglebone-black/</text:span></text:a></text:p>
      <text:p text:style-name="P10"><text:span text:style-name="T33"/></text:p>
      <text:p text:style-name="P12"><text:span text:style-name="T33">Т</text:span><text:span text:style-name="T27">а же последовательность </text:span><text:span text:style-name="T34">Источник тот-же Linaro (см выше)</text:span></text:p>
      <text:p text:style-name="P9"><text:span text:style-name="T27">Компилятор</text:span></text:p>
      <text:p text:style-name="P3"><text:span text:style-name="Source_20_Text"><text:span text:style-name="T46">sudo tar xvf gcc-linaro-arm-linux-gnueabihf-4.8-2014.04_linux.tar.xz -C /opt/</text:span></text:span></text:p>
      <text:p text:style-name="P11"><text:span text:style-name="Source_20_Text"><text:span text:style-name="T46">cd /opt/</text:span></text:span></text:p>
      <text:p text:style-name="P11"><text:span text:style-name="Source_20_Text"><text:span text:style-name="T46">sudo mv gcc-linaro-arm-linux-gnueabihf-4.8-2014.04_linux/ gcc-arm-linux</text:span></text:span></text:p>
      <text:p text:style-name="P11"><text:span text:style-name="Source_20_Text"><text:span text:style-name="T46">export PATH=$PATH:/opt/gcc-arm-linux/bin</text:span></text:span></text:p>
      <text:p text:style-name="P11"><text:span text:style-name="Source_20_Text"><text:span text:style-name="T42"/></text:span></text:p>
      <text:p text:style-name="P9"><text:span text:style-name="T27">U-boot</text:span></text:p>
      <text:p text:style-name="P1"><text:span text:style-name="Source_20_Text"><text:span text:style-name="T47">git clone git://git.denx.de/u-boot.git u-boot/</text:span></text:span></text:p>
      <text:p text:style-name="P30">cd u-boot</text:p>
      <text:p text:style-name="P28"><text:span text:style-name="T6">$ git checkout v2016.03 -b v2016.03 <text:s/></text:span><text:span text:style-name="T17">(в мастере этого конфига уже нет поэтому возвращаемся на старую ветку)</text:span></text:p>
      <text:p text:style-name="P30">make ARCH=arm CROSS_COMPILE=arm-linux-gnueabihf- am335x_boneblack_defconfig</text:p>
      <text:p text:style-name="P1"><text:span text:style-name="Source_20_Text"><text:span text:style-name="T47">make ARCH=arm CROSS_COMPILE=arm-linux-gnueabihf-</text:span></text:span></text:p>
      <text:p text:style-name="P16"><text:span text:style-name="T6"/></text:p>
      <text:p text:style-name="P31"><text:span text:style-name="T6">For deploying kernel from sd card, we need to format it and place the files accordingly. For this process, “Gparted” tool is needed. Install Gparted by the following command.</text:span></text:p>
      <text:p text:style-name="P31"><text:span text:style-name="T6">sudo apt-get install gparted</text:span></text:p>
      <text:p text:style-name="P31"><text:span text:style-name="T6">Insert your sd card by means of card reader and open Gparted. Select your sd card from the top right corner. it will be something like this, “/dev/sdb”</text:span></text:p>
      <text:p text:style-name="P31"><text:span text:style-name="T6">Note: Always use sd card of size greater than 2 GB. Although, 500 MB is more than enough for our task, having large free space will come handy at times.</text:span></text:p>
      <text:p text:style-name="P31"><text:span text:style-name="T6">Right click on the rectangular area showing your sd card name and select unmount as we need to unmount the existing partitions. Then, delete the existing partitions by again right clicking and selecting “delete”. This will delete all your files in sd card, so make sure you backed up any important files. We need two partitions in order to boot the kernel, one is for storing the bootable images and another one is for storing the minimal RFS(Root File System). Select new option by right clicking the partitions and provide the following details:</text:span></text:p>
      <text:p text:style-name="P31"><text:span text:style-name="T6">New size: 50MBembed journal</text:span></text:p>
      <text:p text:style-name="P31"><text:span text:style-name="T6">File System: FAT32</text:span></text:p>
      <text:p text:style-name="P31"><text:span text:style-name="T6">Label: BOOT</text:span></text:p>
      <text:p text:style-name="P31"><text:span text:style-name="T6">Click Add button. Then, create another partition for storing RFS by entering the options below</text:span></text:p>
      <text:p text:style-name="P31"><text:span text:style-name="T6">New Size: 1000MB</text:span></text:p>
      <text:p text:style-name="P31"><text:span text:style-name="T6">File System: EXT3</text:span></text:p>
      <text:p text:style-name="P31"><text:span text:style-name="T6">Label: RFS</text:span></text:p>
      <text:p text:style-name="P31"><text:span text:style-name="T6">Finally, click the green tick mark at the menu bar. The partition will be created and you can see two partitions created as BOOT and RFS.</text:span></text:p>
      <text:p text:style-name="P16"><text:span text:style-name="T6"/></text:p>
      <text:p text:style-name="P43"><text:span text:style-name="T35">K</text:span><text:span text:style-name="T36">ernel </text:span></text:p>
      <text:p text:style-name="P29">git clone https://github.com/beagleboard/linux.git</text:p>
      <text:p text:style-name="P16"><text:span text:style-name="T6"/></text:p>
      <text:p text:style-name="P39">git checkout -b beaglebone-3.2</text:p>
      <text:p text:style-name="P47"><text:span text:style-name="T24">git checkout -b </text:span><text:a xlink:type="simple" xlink:href="https://github.com/beagleboard/linux/tree/beaglev-v5.10.113-1.1.2" text:style-name="Internet_20_link" text:visited-style-name="Visited_20_Internet_20_Link"><text:span text:style-name="T49">beaglev-v5.10.113-1.1.2</text:span></text:a></text:p>
      <text:p text:style-name="P19"><text:span text:style-name="T48">git checkout -b beaglev-v5.10.113-1.1.2-ubuntu</text:span></text:p>
      <text:p text:style-name="P17"><text:span text:style-name="T6"/></text:p>
      <text:p text:style-name="P45">Before compiling the kernel we need to configure it. It will be hard for the newbies. Once again, thanks to the kernel developers for providing all configurations in a single file. Go to the kernel directory and issue the following command.</text:p>
      <text:p text:style-name="P45"><text:span text:style-name="T6"/></text:p>
      <text:p text:style-name="P46"><text:span text:style-name="T18">sudo </text:span><text:span text:style-name="T6">apt-get install gcc-arm-linux-gnueabihf <text:s/></text:span><text:span text:style-name="T19">иначе на находился компилятор</text:span></text:p>
      <text:p text:style-name="P1"><text:span text:style-name="Source_20_Text"><text:span text:style-name="T43">sudo make ARCH=arm CROSS_COMPILE=arm-linux-gnueabihf- bb.org_defconfig <text:s text:c="4"/></text:span></text:span><text:span text:style-name="Source_20_Text"><text:span text:style-name="T44">такого файла нет</text:span></text:span></text:p>
      <text:p text:style-name="P1"><text:span text:style-name="Source_20_Text"><text:span text:style-name="T53">make ARCH=arm CROSS_COMPILE=arm-linux-gnueabihf- omap2plus_defconfig</text:span></text:span></text:p>
      <text:p text:style-name="P35"><text:span text:style-name="T6">#</text:span></text:p>
      <text:p text:style-name="P35"><text:span text:style-name="T6"># configuration written to .config</text:span></text:p>
      <text:p text:style-name="P35"><text:span text:style-name="T6">#</text:span></text:p>
      <text:p text:style-name="P2"><text:span text:style-name="Source_20_Text"><text:span text:style-name="T57">sudo make ARCH=arm CROSS_COMPILE=arm-linux-gnueabihf- uImage dtbs LOADADDR=0x80008000 -j4</text:span></text:span></text:p>
      <text:p text:style-name="P26"><text:span text:style-name="T6"/></text:p>
      <text:p text:style-name="P27"><text:span text:style-name="T6">н</text:span><text:span text:style-name="T1">е до конца - ошибки</text:span></text:p>
      <text:p text:style-name="P26"><text:span text:style-name="T6"/></text:p>
      <text:p text:style-name="P14"><text:span text:style-name="T6">sudo apt-get install u-boot-tools </text:span></text:p>
      <text:p text:style-name="P40"><text:span text:style-name="T6"><text:s text:c="2"/>CALL <text:s text:c="3"/>scripts/checksyscalls.sh</text:span></text:p>
      <text:p text:style-name="P40"><text:span text:style-name="T6"><text:s text:c="2"/>Kernel: arch/arm/boot/Image is ready</text:span></text:p>
      <text:p text:style-name="P40"><text:span text:style-name="T6"><text:s text:c="2"/>Kernel: arch/arm/boot/zImage is ready</text:span></text:p>
      <text:p text:style-name="P40"><text:span text:style-name="T6"><text:s text:c="2"/>UIMAGE <text:s/>arch/arm/boot/uImage</text:span></text:p>
      <text:p text:style-name="P40"><text:span text:style-name="T6">Image Name: <text:s text:c="2"/>Linux-6.8.0-rc7</text:span></text:p>
      <text:p text:style-name="P40"><text:span text:style-name="T6">Created: <text:s text:c="5"/>Fri Mar 15 13:05:49 2024</text:span></text:p>
      <text:p text:style-name="P40"><text:span text:style-name="T6">Image Type: <text:s text:c="2"/>ARM Linux Kernel Image (uncompressed)</text:span></text:p>
      <text:p text:style-name="P40"><text:span text:style-name="T6">Data Size: <text:s text:c="3"/>5221248 Bytes = 5098.88 KiB = 4.98 MiB</text:span></text:p>
      <text:p text:style-name="P40"><text:span text:style-name="T6">Load Address: 80008000</text:span></text:p>
      <text:p text:style-name="P40"><text:span text:style-name="T6">Entry Point: <text:s/>80008000</text:span></text:p>
      <text:p text:style-name="P40"><text:span text:style-name="T6"><text:s text:c="2"/>Kernel: arch/arm/boot/uImage is ready</text:span></text:p>
      <text:p text:style-name="P26"><text:span text:style-name="T6"/></text:p>
      <text:p text:style-name="P45">After compiling you can find the image files in “arch/arm/boot/” directory. Copy “uImage” file from this directory and also “am335x-boneblack.dtb” file from “arch/arm/boot/dts/” directory to the BOOT partition.</text:p>
      <text:p text:style-name="P26"><text:span text:style-name="T6"/></text:p>
      <text:p text:style-name="P15"><text:span text:style-name="T6">Н</text:span><text:span text:style-name="T1">ет файла dtb</text:span></text:p>
      <text:p text:style-name="P24"><text:span text:style-name="T1">Есть директория DTS нужно скомпилировать файл</text:span></text:p>
      <text:p text:style-name="P24"><text:span text:style-name="T1"/></text:p>
      <text:p text:style-name="P15"><text:span text:style-name="T1"/></text:p>
      <text:p text:style-name="P15"><text:span text:style-name="T1"/></text:p>
      <text:p text:style-name="P15"><text:span text:style-name="T1"/></text:p>
      <text:p text:style-name="P26"><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var fontStack-monospace" svg:font-family="'var fontStack-monospace', SFMono-Regular, Consolas, 'Liberation Mono', Menlo, Courier,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4T13:09:39.087772925</meta:creation-date>
    <meta:generator>LibreOffice/6.4.7.2$Linux_X86_64 LibreOffice_project/40$Build-2</meta:generator>
    <dc:date>2024-03-15T13:13:29.189286990</dc:date>
    <meta:editing-duration>PT5H32M12S</meta:editing-duration>
    <meta:editing-cycles>54</meta:editing-cycles>
    <meta:document-statistic meta:table-count="0" meta:image-count="0" meta:object-count="0" meta:page-count="1" meta:paragraph-count="143" meta:word-count="1044" meta:character-count="8344" meta:non-whitespace-character-count="7363"/>
  </office:meta>
</office:document-meta>
</file>